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mily-generic="swiss"/>
    <style:font-face style:name="DejaVu Sans1" svg:font-family="'DejaVu Sans'" style:font-pitch="variable"/>
    <style:font-face style:name="IRKamran" svg:font-family="IRKamran" style:font-pitch="variable"/>
    <style:font-face style:name="IRKamran:kern" svg:font-family="IRKamran:kern" style:font-pitch="variable"/>
    <style:font-face style:name="IRKamran:kern1" svg:font-family="IRKamran:kern" style:font-adornments="Regular" style:font-pitch="variable"/>
    <style:font-face style:name="IRRoya" svg:font-family="IRRoya"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510c5" officeooo:paragraph-rsid="001510c5" style:font-size-asian="16pt" style:font-name-complex="IRRoya" style:font-size-complex="16pt" style:font-style-complex="normal" style:font-weight-complex="normal"/>
    </style:style>
    <style:style style:name="P2"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510c5" officeooo:paragraph-rsid="00383df9" style:font-size-asian="16pt" style:font-name-complex="IRRoya" style:font-size-complex="16pt" style:font-style-complex="normal" style:font-weight-complex="normal"/>
    </style:style>
    <style:style style:name="P3"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8a7a5" officeooo:paragraph-rsid="0018a7a5" style:font-size-asian="16pt" style:font-name-complex="IRRoya" style:font-size-complex="16pt" style:font-style-complex="normal" style:font-weight-complex="normal"/>
    </style:style>
    <style:style style:name="P4"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b14c1" officeooo:paragraph-rsid="001b14c1" style:font-size-asian="16pt" style:font-name-complex="IRRoya" style:font-size-complex="16pt" style:font-style-complex="normal" style:font-weight-complex="normal"/>
    </style:style>
    <style:style style:name="P5" style:family="paragraph" style:parent-style-name="Standard">
      <style:paragraph-properties fo:margin-left="0in" fo:margin-right="0in" fo:margin-top="0in" fo:margin-bottom="0.1965in" loext:contextual-spacing="false" fo:text-align="center" style:justify-single-word="false" fo:orphans="2" fo:widows="2" fo:text-indent="0in" style:auto-text-indent="false"/>
      <style:text-properties fo:font-variant="normal" fo:text-transform="none" fo:color="#202124" style:font-name="IRRoya" fo:font-size="16pt" fo:letter-spacing="normal" fo:font-style="normal" fo:font-weight="bold" officeooo:rsid="0018a7a5" officeooo:paragraph-rsid="001510c5" style:font-size-asian="16pt" style:font-weight-asian="bold" style:font-name-complex="IRRoya" style:font-size-complex="16pt" style:font-style-complex="normal" style:font-weight-complex="bold"/>
    </style:style>
    <style:style style:name="P6"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510c5" officeooo:paragraph-rsid="00383df9" style:font-size-asian="16pt" style:font-name-complex="IRRoya" style:font-size-complex="16pt" style:font-style-complex="normal" style:font-weight-complex="normal"/>
    </style:style>
    <style:style style:name="P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T1" style:family="text">
      <style:text-properties officeooo:rsid="001b14c1"/>
    </style:style>
    <style:style style:name="T2" style:family="text">
      <style:text-properties officeooo:rsid="001e7e8a"/>
    </style:style>
    <style:style style:name="T3" style:family="text">
      <style:text-properties officeooo:rsid="00225559"/>
    </style:style>
    <style:style style:name="T4" style:family="text">
      <style:text-properties fo:font-variant="normal" fo:text-transform="none" style:use-window-font-color="true" style:text-outline="false" style:text-line-through-style="none" style:text-line-through-type="none" style:text-position="0% 100%" style:font-name="IRKamr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kern1" style:font-size-complex="10pt" style:language-complex="fa" style:country-complex="IR" style:font-style-complex="normal" style:font-weight-complex="normal" style:text-emphasize="none" style:text-scale="100%"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text-position="0% 100%" style:font-name="IRKamr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0pt" style:language-complex="fa" style:country-complex="IR" style:font-style-complex="normal" style:font-weight-complex="normal" style:text-emphasize="none" style:text-scale="100%"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text-position="0% 100%" style:font-name="IRKamr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0pt" style:language-complex="fa" style:country-complex="IR"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ard times by Charles Dickens</text:p>
      <text:p text:style-name="P1">page 1:</text:p>
      <text:p text:style-name="P3">BOOK THE FIRST – SOWING</text:p>
      <text:p text:style-name="P3">CHAPTER ONE – The ONE THING NEEDFUL</text:p>
      <text:p text:style-name="P3">‘Now, what I want is, Facts. Teach these boys and girls nothing but Facts. Facts alone are wanted in life. Plant nothing else, and root out everything else. You can only form the minds of reasoning animals <office:annotation office:name="__Annotation__184_4195529928" loext:resolved="false"><dc:creator>saeed sarkarati</dc:creator><dc:date>2023-03-28T13:49:20.924563718</dc:date><loext:sender-initials>ss</loext:sender-initials><text:p text:style-name="P7"><text:span text:style-name="T4">روی، بر، بر روی، برفراز</text:span></text:p><text:p text:style-name="P7"><text:span text:style-name="T4">I jumped upon the horse</text:span></text:p><text:p text:style-name="P7"><text:span text:style-name="T4"><text:tab/></text:span><text:span text:style-name="T4">پریدم <text:s/>روی اسب</text:span></text:p><text:p text:style-name="P7"><text:span text:style-name="T4">a house built upon a hill</text:span></text:p><text:p text:style-name="P7"><text:span text:style-name="T4"><text:tab/></text:span><text:span text:style-name="T4">خانه‌ای که برفراز تپه‌ای ساخته شده است</text:span></text:p><text:p text:style-name="P7"><text:span text:style-name="T4">intense sadness fell upon me again</text:span></text:p><text:p text:style-name="P7"><text:span text:style-name="T4"><text:tab/></text:span><text:span text:style-name="T4">حزن شدید دوباره بر من مستولی شد</text:span></text:p></office:annotation>upon<office:annotation-end office:name="__Annotation__184_4195529928"/> Facts: nothing else will ever be of any service to them. This <text:span text:style-name="T1">is </text:span>the principle on which I <text:span text:style-name="T1">bring up my own children, and this the principle on which I bring up these children. Stick to Facts, sir!’</text:span></text:p>
      <text:p text:style-name="P4">The scene was a plain, <text:s/>bare, <office:annotation office:name="__Annotation__185_4195529928" loext:resolved="false"><dc:creator>saeed sarkarati</dc:creator><dc:date>2023-03-28T13:49:59.916411901</dc:date><loext:sender-initials>ss</loext:sender-initials><text:p text:style-name="P7"><text:span text:style-name="T4">خسته کننده، بی تنوع، ملالت آور</text:span></text:p><text:p text:style-name="P7"><text:span text:style-name="T4">the monotonous life of prisoners</text:span></text:p><text:p text:style-name="P7"><text:span text:style-name="T4"><text:tab/></text:span><text:span text:style-name="T4">زندگی یکنواخت و خسته کننده‌ی زندانیان</text:span></text:p><text:p text:style-name="P7"><text:span text:style-name="T4">a monotonous landscape</text:span></text:p><text:p text:style-name="P7"><text:span text:style-name="T4">منظره‌ی ملالت انگیز</text:span></text:p><text:p text:style-name="P7"><text:span text:style-name="T4"/></text:p></office:annotation>monotonous<office:annotation-end office:name="__Annotation__185_4195529928"/> vault of a school-room, and the speaker’s square forefinger emphasized his observations by underscoring every sentence with a line <text:span text:style-name="T2">on the schoolmaster’s sleeve. The emphasis was helped by the speaker's square wall of a forehead, which had his eyebrows for its base, while his eyes found commodious </text:span><office:annotation office:name="__Annotation__186_4195529928" loext:resolved="false"><dc:creator>saeed sarkarati</dc:creator><dc:date>2023-03-28T13:50:35.220679133</dc:date><loext:sender-initials>ss</loext:sender-initials><text:p text:style-name="P8"><text:span text:style-name="T4"><text:s/>گنجایش سرداب، به اندازه‌ی یک سرداب پر</text:span></text:p><text:p text:style-name="P8"><text:span text:style-name="T4"><text:s/>سرداب‌ها، دخمه‌ها</text:span></text:p></office:annotation><text:span text:style-name="T2">cellarage</text:span><office:annotation-end office:name="__Annotation__186_4195529928"/><text:span text:style-name="T2"> in two dark caves, overshadowed by the wall. The emphasis was helped by the speaker’s mouth, which was wide, thin, and hard set. The emphasis was helped by the speaker’s voice, which was inflexible, dry, and dictatorial. The emphasis was helped <text:s/>by the speaker's hair, which bristled on the skirts of his bald head, a plantation of firs to keep the wind from its shining surface, all covered with knobs, like the crust of plum pie, as if the head had scarcely warehouse-room for the hard facts stored inside. The speaker’s obstinate carriage, square coat, square lags, square shoulder, -nay, his very neckcloth, trained to take him by the throat <text:s/>with an </text:span><office:annotation office:name="__Annotation__159_4195529928" loext:resolved="false"><dc:creator>saeed sarkarati</dc:creator><dc:date>2023-03-28T13:07:15.670840926</dc:date><loext:sender-initials>ss</loext:sender-initials><text:p text:style-name="P8"><text:span text:style-name="T4">ناسازگار</text:span></text:p><text:p text:style-name="P7"><text:span text:style-name="T4">Acomodating: </text:span></text:p><text:p text:style-name="P8"><text:span text:style-name="T4">مهمان نواز، سازگار، خوش برخورد، مهربان، همراه، مددکار، مشتاق به کمک دادن، انعطاف‌پذیر، مایل به همکاری</text:span></text:p></office:annotation><text:span text:style-name="T2">unaccommodating</text:span><office:annotation-end office:name="__Annotation__159_4195529928"/><text:span text:style-name="T2"> </text:span><office:annotation office:name="__Annotation__187_4195529928" loext:resolved="false"><dc:creator>saeed sarkarati</dc:creator><dc:date>2023-03-28T13:51:21.716402975</dc:date><loext:sender-initials>ss</loext:sender-initials><text:p text:style-name="P8"><text:span text:style-name="T4">قدرت درک، فهم</text:span></text:p><text:p text:style-name="P7"><text:span text:style-name="T4">his grasp of mathematics is extraordinary</text:span></text:p><text:p text:style-name="P7"><text:span text:style-name="T4"><text:tab/></text:span><text:span text:style-name="T4">فهم ریاضی او فوق‌العاده است</text:span></text:p></office:annotation><text:span text:style-name="T2">grasp</text:span><office:annotation-end office:name="__Annotation__187_4195529928"/><text:span text:style-name="T2">, like a </text:span><office:annotation office:name="__Annotation__188_4195529928" loext:resolved="false"><dc:creator>saeed sarkarati</dc:creator><dc:date>2023-03-28T13:52:10.252247652</dc:date><loext:sender-initials>ss</loext:sender-initials><text:p text:style-name="P8"><text:span text:style-name="T4"><text:s/>سرسخت، مصمم، یک‌دنده، لجوج، لجباز، خودرای، چشم سفید، کله شق، خیره سر، سمج</text:span></text:p><text:p text:style-name="P7"><text:span text:style-name="T4">a stubborn man</text:span><text:span text:style-name="T4"><text:tab/></text:span></text:p><text:p text:style-name="P8"><text:span text:style-name="T4">آدم سرسخت، سر سختانه، لجوجانه، مصممانه</text:span></text:p><text:p text:style-name="P7"><text:span text:style-name="T4">stubborn resistance</text:span><text:span text:style-name="T4"><text:tab/></text:span></text:p><text:p text:style-name="P8"><text:span text:style-name="T4">مقاومت سرسختانه، <text:s/>مقاوم، دپرپای، دیر درمان، دیرالتیام، بدقلق</text:span></text:p><text:p text:style-name="P7"><text:span text:style-name="T4">a stubborn disease</text:span><text:span text:style-name="T4"><text:tab/></text:span><text:span text:style-name="T4">بیماری دیر درمان</text:span></text:p><text:p text:style-name="P7"><text:span text:style-name="T4">a stubborn engine</text:span><text:span text:style-name="T4"><text:tab/></text:span></text:p><text:p text:style-name="P8"><text:span text:style-name="T4">یک <text:s text:c="2"/>موتور بدقلق، پیگیر، بی‌امان</text:span></text:p><text:p text:style-name="P7"><text:span text:style-name="T4">stubborn campaigns</text:span><text:span text:style-name="T4"><text:tab/></text:span><text:span text:style-name="T4">مبارزات <text:s text:c="2"/>بی‌ امان</text:span></text:p></office:annotation><text:span text:style-name="T2">stubborn</text:span><office:annotation-end office:name="__Annotation__188_4195529928"/><text:span text:style-name="T2"> fact, as it was, - all helped the emphasis. </text:span></text:p>
      <text:p text:style-name="P4"><text:soft-page-break/>‘<text:span text:style-name="T3">In this life, we want nothing but Facts, sir: nothing but Facts!’</text:span></text:p>
      <text:p text:style-name="P1">The speaker, and the schoolmaster, and the third grown person present, all backed a little, and swept with their eyes the inclined plane of little <office:annotation office:name="__Annotation__189_4195529928" loext:resolved="false"><dc:creator>saeed sarkarati</dc:creator><dc:date>2023-03-28T13:52:55.588129201</dc:date><loext:sender-initials>ss</loext:sender-initials><text:p text:style-name="P8"><text:span text:style-name="T4">ظرف، گنجانه، سپار، خنور</text:span></text:p><text:p text:style-name="P7"><text:span text:style-name="T4">silver vessels of various seizes</text:span><text:span text:style-name="T4"><text:tab/></text:span></text:p><text:p text:style-name="P8"><text:span text:style-name="T4">ظروف نقره به اندازه هـای مختلف</text:span></text:p><text:p text:style-name="P7"><text:span text:style-name="T4">he placed a large copper vessel over the fire.</text:span><text:span text:style-name="T4"><text:tab/></text:span></text:p><text:p text:style-name="P8"><text:span text:style-name="T4">یک ظرف مسی بزرگ را روی آتش قرار داد</text:span></text:p></office:annotation>vessels<office:annotation-end office:name="__Annotation__189_4195529928"/> then and there arranged in order, ready to have <office:annotation office:name="__Annotation__216_4195529928" loext:resolved="false"><dc:creator>saeed sarkarati</dc:creator><dc:date>2023-03-28T13:55:09.852099036</dc:date><loext:sender-initials>ss</loext:sender-initials><text:p text:style-name="P8"><text:span text:style-name="T7"><text:s/>گالن امپراتوری، گالن انگلیسی (برابر با </text:span><text:span text:style-name="T7">4/546</text:span><text:span text:style-name="T7"> لیتر یا یک و نیم گالن امریکایی)</text:span></text:p></office:annotation>imperial gallons<office:annotation-end office:name="__Annotation__216_4195529928"/> of facts poured into them until they were full to the <office:annotation office:name="__Annotation__190_4195529928" loext:resolved="false"><dc:creator>saeed sarkarati</dc:creator><dc:date>2023-03-28T13:53:40.020208309</dc:date><loext:sender-initials>ss</loext:sender-initials><text:p text:style-name="P8"><text:span text:style-name="T4">(در مورد فنجان <text:s/>و کاسه و ظروف <text:s/>دیگر) <text:s text:c="2"/>لب، لبه، کناره، حاشیه</text:span></text:p><text:p text:style-name="P7"><text:span text:style-name="T4">the glass was filled to the brim</text:span><text:span text:style-name="T4"><text:tab/></text:span></text:p><text:p text:style-name="P8"><text:span text:style-name="T4">لیوان لبالب <text:s/>بود</text:span></text:p><text:p text:style-name="P7"><text:span text:style-name="T4">her lipstick on the brim of the cup</text:span><text:span text:style-name="T4"><text:tab/></text:span></text:p><text:p text:style-name="P8"><text:span text:style-name="T4">جای ماتیک او بر لبه‌ی فنجان</text:span></text:p></office:annotation>brim<office:annotation-end office:name="__Annotation__190_4195529928"/>.</text:p>
      <text:p text:style-name="P1">CHAPTER II - <office:annotation office:name="__Annotation__96_2553643311" loext:resolved="false"><dc:creator>saeed sarkarati</dc:creator><dc:date>2023-04-03T17:42:27.975851343</dc:date><loext:sender-initials>ss</loext:sender-initials><text:p text:style-name="P8"><text:span text:style-name="T5">قتل عمد کردن، آدم کشتن، مرتکب قتل نفس شدن، به قتل رساندن</text:span></text:p><text:p text:style-name="P7"><text:span text:style-name="T6">he has murdered six people</text:span></text:p><text:p text:style-name="P8"><text:span text:style-name="T6"><text:tab/></text:span><text:span text:style-name="T5">او شش نفر را به قتل رسانده است</text:span></text:p><text:p text:style-name="P7"><text:span text:style-name="T6"/></text:p></office:annotation>MURDERING<office:annotation-end office:name="__Annotation__96_2553643311"/> THE INNOCENTS</text:p>
      <text:p text:style-name="P2">THOMAS GRADGRIND, sir. A man of realities. A man of facts and calculations. A man who proceeds upon the principle that two and two are four, and nothing over, and who is not to be talked into allowing for anything over. Thomas Gradgrind, sir - <office:annotation office:name="__Annotation__98_2553643311" loext:resolved="false"><dc:creator>saeed sarkarati</dc:creator><dc:date>2023-04-03T17:45:20.952085729</dc:date><loext:sender-initials>ss</loext:sender-initials><text:p text:style-name="P8"><text:span text:style-name="T5">به طور قطعی</text:span></text:p><text:p text:style-name="P8"><text:span text:style-name="T5"><text:s/>(حقوق) بی‌چون و چرا، قطعی، قاطع، کامل، مطلق</text:span></text:p><text:p text:style-name="P7"><text:span text:style-name="T5">the peremptory rejection of two jurors</text:span></text:p><text:p text:style-name="P8"><text:span text:style-name="T5"><text:tab/></text:span><text:span text:style-name="T5">نپذیرفتن بی‌چون و چرای دونفر از اعضای هیئت منصفه</text:span></text:p><text:p text:style-name="P7"><text:span text:style-name="T5"/></text:p></office:annotation>peremptorily<office:annotation-end office:name="__Annotation__98_2553643311"/> Thomas – Thomas Gradgrind. With a rule and a pair of scales, and the multiplication table always in his pocket, sir, ready to weigh and measure any <office:annotation office:name="__Annotation__134_2553643311" loext:resolved="false"><dc:creator>saeed sarkarati</dc:creator><dc:date>2023-04-03T17:50:11.703789246</dc:date><loext:sender-initials>ss</loext:sender-initials><text:p text:style-name="P7"><text:span text:style-name="T5">بخش، قسمت</text:span><text:span text:style-name="T5"> </text:span><text:span text:style-name="T5">(</text:span><text:span text:style-name="T5">امروزه فقط به این صورت</text:span><text:span text:style-name="T5">: part and parcel)</text:span></text:p><text:p text:style-name="P7"><text:span text:style-name="T5">this condition is part and parcel of the agreement we signed last year</text:span></text:p><text:p text:style-name="P7"><text:span text:style-name="T5"><text:tab/></text:span><text:span text:style-name="T5">این شرط بخشی از قراردادی است که پارسال امضا کردیم</text:span></text:p><text:p text:style-name="P7"><text:span text:style-name="T5"/></text:p></office:annotation>parcel<office:annotation-end office:name="__Annotation__134_2553643311"/> of human nature, and tell you exactly what it comes to. It is a mere question of figures, a case of simple arithmetic. You might hope to get some other nonsensical belief into the head of George Gradgrind, or Augustus Gradgrind, or John Gradgrind, or Joseph Gradgrind (all supposititious, non-existent persons), but into the head of Thomas Gradgrind - no, sir!</text:p>
      <text:p text:style-name="P2">In such terms Mr. Gradgrind always mentally introduced himself, whether to his private circle of acquaintance, or to the public in general. In such terms, no doubt, substituting the words 'boys and girls,' for 'sir,' Thomas Gradgrind now presented Thomas Gradgrind to the little pitchers before him, who were to be filled so full of facts.</text:p>
      <text:p text:style-name="P2">Indeed, as he eagerly sparkled at them from the cellarage before mentioned, he seemed a kind of cannon loaded to the muzzle with facts, and prepared to blow them clean out of the regions of childhood at one discharge. He seemed a galvanizing apparatus, too, charged <text:soft-page-break/>with a grim mechanical substitute for the tender young imaginations that were to be stormed away.</text:p>
      <text:p text:style-name="P2">‘Girl number twenty,’ said Mr. Gradgrind, squarely pointing with his square forefinger, ‘I don't know that girl. Who is that girl?’</text:p>
      <text:p text:style-name="P2">‘Sissy Jupe, sir,’ explained number twenty, blushing, standing up, and curtseying.</text:p>
      <text:p text:style-name="P2">‘Sissy is not a name,’ said Mr. Gradgrind. ‘Don't call yourself Sissy. Call yourself Cecilia.’</text:p>
      <text:p text:style-name="P2">‘It's father as calls me Sissy, sir,’ returned the young girl in a trembling voice, and with another curtsey.</text:p>
      <text:p text:style-name="P2">‘Then he has no business to do it,’ said Mr. Gradgrind. ‘Tell him he mustn't. Cecilia Jupe. Let me see. What is your father?’</text:p>
      <text:p text:style-name="P2">‘He belongs to the horse-riding, if you please, sir.’</text:p>
      <text:p text:style-name="P2">Mr. Gradgrind frowned, and waved off the objectionable calling with his hand.</text:p>
      <text:p text:style-name="P2">‘We don't want to know anything about that, here. You mustn't tell us about that, here. Your</text:p>
      <text:p text:style-name="P2">father breaks horses, don't he?’</text:p>
      <text:p text:style-name="P2">‘If you please, sir, when they can get any to break, they do break horses in the ring, sir.’</text:p>
      <text:p text:style-name="P2">‘You mustn't tell us about the ring, here. Very well, then. Describe your father as a horsebreaker. He doctors sick horses, I dare say?’</text:p>
      <text:p text:style-name="P2">‘Oh yes, sir.’</text:p>
      <text:p text:style-name="P2"><text:soft-page-break/>‘Very well, then. He is a veterinary surgeon, a farrier, and horsebreaker. Give me your definition of a horse.’</text:p>
      <text:p text:style-name="P2">(Sissy Jupe thrown into the greatest alarm by this demand.)</text:p>
      <text:p text:style-name="P2">‘Girl number twenty unable to define a horse!’ said Mr. Gradgrind, for the general behoof of all the little pitchers. ‘Girl number twenty possessed of no facts, in reference to one of the commonest of animals! Some boy's definition of a horse. Bitzer, yours.’</text:p>
      <text:p text:style-name="P2">The square finger, moving here and there, lighted suddenly on Bitzer, perhaps because he chanced to sit in the same ray of sunlight which, darting in at one of the bare windows of the intensely white-washed room, irradiated Sissy. For, the boys and girls sat on the face of the inclined plane in two compact bodies, divided up the centre by a narrow interval; and Sissy, being at the corner of a row on the sunny side, came in for the beginning of a sunbeam, of which Bitzer, being at the corner of a row on the other side, a few rows in advance, caught the end. But, whereas the girl was so dark-eyed and dark-haired, that she seemed to receive a deeper and more lustrous colour from the sun, when it shone upon her, the boy was so light-eyed and light-haired that the self-same rays appeared to draw out of him what little colour he ever possessed. His cold eyes would hardly have been eyes, but for the short ends of lashes which, by bringing them into immediate contrast with something paler than themselves, expressed their form. His short-cropped hair might have been a mere continuation of the sandy freckles on his forehead and face. His skin was so unwholesomely deficient in the natural tinge, that he looked as though, if he were cut, he would bleed white.</text:p>
      <text:p text:style-name="P2">‘Bitzer,’ said Thomas Gradgrind. ‘Your definition of a horse.’</text:p>
      <text:p text:style-name="P2"><text:soft-page-break/>‘Quadruped. Graminivorous. Forty teeth, namely twenty-four grinders, four eye-teeth, and twelve incisive. Sheds coat in the spring; in marshy countries, sheds hoofs, too. Hoofs hard, but requiring to be shod with iron. Age known by marks in mouth.' Thus (and much more) Bitzer. </text:p>
      <text:p text:style-name="P2">‘Now girl number twenty,’ said Mr. Gradgrind. ‘You know what a horse is.’</text:p>
      <text:p text:style-name="P2">She curtseyed again, and would have blushed deeper, if she could have blushed deeper than she had blushed all this time. Bitzer, after rapidly blinking at Thomas Gradgrind with both eyes at once, and so catching the light upon his quivering ends of lashes that they looked like the antennae of busy insects, put his knuckles to his freckled forehead, and sat down again.</text:p>
      <text:p text:style-name="P2">The third gentleman now stepped forth. A mighty man at cutting and drying, he was; a government officer; in his way (and in most other people's too), a professed pugilist; always in training, always with a system to force down the general throat like a bolus, always to be heard of at the bar of his little Public-office, ready to fight all England. To continue in fistic phraseology, he had a genius for coming up to the scratch, wherever and whatever it was, and proving himself an ugly customer. He would go in and damage any subject whatever with his right, follow up with his left, stop, exchange, counter, bore his opponent (he always fought All England) to the ropes, and fall upon him neatly. He was certain to knock the wind out of common sense, and render that unlucky adversary deaf to the call of time. And he had it in charge from high authority to bring about the great public-office Millennium, when Commissioners should reign upon earth.</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mily-generic="swiss"/>
    <style:font-face style:name="DejaVu Sans1" svg:font-family="'DejaVu Sans'" style:font-pitch="variable"/>
    <style:font-face style:name="IRKamran" svg:font-family="IRKamran" style:font-pitch="variable"/>
    <style:font-face style:name="IRKamran:kern" svg:font-family="IRKamran:kern" style:font-pitch="variable"/>
    <style:font-face style:name="IRKamran:kern1" svg:font-family="IRKamran:kern" style:font-adornments="Regular" style:font-pitch="variable"/>
    <style:font-face style:name="IRRoya" svg:font-family="IRRoya"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2" style:font-family-complex="'DejaVu Sans'" style:font-family-generic-complex="swiss"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31T01:57:08.029145130</meta:creation-date>
    <dc:date>2023-04-29T15:22:03.572653250</dc:date>
    <meta:editing-duration>PT3H10M</meta:editing-duration>
    <meta:editing-cycles>23</meta:editing-cycles>
    <meta:generator>LibreOffice/6.4.7.2$Linux_X86_64 LibreOffice_project/40$Build-2</meta:generator>
    <dc:creator>saeed sarkarati</dc:creator>
    <meta:document-statistic meta:table-count="0" meta:image-count="0" meta:object-count="0" meta:page-count="5" meta:paragraph-count="33" meta:word-count="1372" meta:character-count="7912" meta:non-whitespace-character-count="6565"/>
  </office:meta>
</office:document-meta>
</file>